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margin-left="0.75cm" fo:margin-right="0cm" fo:text-indent="-2.011cm" style:auto-text-indent="false"/>
      <style:text-properties fo:font-size="12pt" style:font-size-asian="12pt" style:font-size-complex="12pt"/>
    </style:style>
    <style:style style:name="P2" style:family="paragraph" style:parent-style-name="normal" style:master-page-name="Standard">
      <style:paragraph-properties fo:margin-left="0.75cm" fo:margin-right="0cm" fo:text-indent="-2.011cm" style:auto-text-indent="false" style:page-number="1"/>
      <style:text-properties fo:font-size="12pt" style:font-size-asian="12pt" style:font-size-complex="12pt"/>
    </style:style>
    <style:style style:name="P3" style:family="paragraph" style:parent-style-name="normal">
      <style:paragraph-properties fo:margin-left="0.75cm" fo:margin-right="0cm" fo:text-indent="-2.011cm" style:auto-text-indent="false"/>
    </style:style>
    <style:style style:name="P4" style:family="paragraph" style:parent-style-name="normal">
      <style:paragraph-properties fo:margin-left="0.75cm" fo:margin-right="0cm" fo:text-align="center" style:justify-single-word="false" fo:text-indent="-2.01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normal">
      <style:paragraph-properties fo:margin-left="0.75cm" fo:margin-right="0cm" fo:text-indent="-2.011cm" style:auto-text-indent="false"/>
      <style:text-properties fo:font-size="11pt" style:font-size-asian="11pt" style:font-size-complex="11pt"/>
    </style:style>
    <style:style style:name="P6" style:family="paragraph" style:parent-style-name="normal">
      <style:paragraph-properties fo:margin-left="0.75cm" fo:margin-right="0cm" fo:text-indent="-2.011cm" style:auto-text-indent="false"/>
      <style:text-properties fo:font-size="11pt" officeooo:paragraph-rsid="001d448c" style:font-size-asian="11pt" style:font-size-complex="11pt"/>
    </style:style>
    <style:style style:name="P7" style:family="paragraph" style:parent-style-name="normal">
      <style:paragraph-properties fo:margin-left="0cm" fo:margin-right="0cm" fo:text-indent="0cm" style:auto-text-indent="false"/>
    </style:style>
    <style:style style:name="P8" style:family="paragraph" style:parent-style-name="normal">
      <style:paragraph-properties fo:margin-left="0cm" fo:margin-right="0cm" fo:text-indent="0cm" style:auto-text-indent="false"/>
      <style:text-properties officeooo:paragraph-rsid="001c033b"/>
    </style:style>
    <style:style style:name="P9" style:family="paragraph" style:parent-style-name="normal">
      <style:paragraph-properties fo:margin-left="0cm" fo:margin-right="0cm" fo:text-indent="0cm" style:auto-text-indent="false"/>
      <style:text-properties officeooo:paragraph-rsid="001d448c"/>
    </style:style>
    <style:style style:name="P10" style:family="paragraph" style:parent-style-name="normal">
      <style:paragraph-properties fo:margin-left="0cm" fo:margin-right="0cm" fo:text-indent="0cm" style:auto-text-indent="false"/>
      <style:text-properties officeooo:paragraph-rsid="001d448c"/>
    </style:style>
    <style:style style:name="P11" style:family="paragraph" style:parent-style-name="normal">
      <style:paragraph-properties fo:margin-left="0cm" fo:margin-right="0cm" fo:text-indent="0cm" style:auto-text-indent="false"/>
      <style:text-properties officeooo:paragraph-rsid="001dae5e"/>
    </style:style>
    <style:style style:name="P12" style:family="paragraph" style:parent-style-name="normal">
      <style:paragraph-properties fo:margin-left="0cm" fo:margin-right="0cm" fo:text-indent="0cm" style:auto-text-indent="false"/>
      <style:text-properties officeooo:paragraph-rsid="001dbfc7"/>
    </style:style>
    <style:style style:name="P13" style:family="paragraph" style:parent-style-name="normal">
      <style:paragraph-properties fo:margin-left="0cm" fo:margin-right="0cm" fo:text-indent="0cm" style:auto-text-indent="false"/>
      <style:text-properties officeooo:paragraph-rsid="001f9d8d"/>
    </style:style>
    <style:style style:name="P14" style:family="paragraph" style:parent-style-name="normal">
      <style:paragraph-properties fo:margin-left="0cm" fo:margin-right="0cm" fo:text-indent="0cm" style:auto-text-indent="false"/>
      <style:text-properties officeooo:paragraph-rsid="0020c96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be438" style:font-size-asian="12pt" style:font-size-complex="12pt"/>
    </style:style>
    <style:style style:name="T3" style:family="text">
      <style:text-properties fo:font-size="12pt" officeooo:rsid="001d448c" style:font-size-asian="12pt" style:font-size-complex="12pt"/>
    </style:style>
    <style:style style:name="T4" style:family="text">
      <style:text-properties fo:font-size="12pt" officeooo:rsid="001f9d8d" style:font-size-asian="12pt" style:font-size-complex="12pt"/>
    </style:style>
    <style:style style:name="T5" style:family="text">
      <style:text-properties fo:font-size="12pt" officeooo:rsid="0020c963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style:font-name="Arial Unicode MS" fo:font-size="12pt" style:font-name-asian="Arial Unicode MS1" style:font-size-asian="12pt" style:font-name-complex="Arial Unicode MS1" style:font-size-complex="12pt"/>
    </style:style>
    <style:style style:name="T9" style:family="text">
      <style:text-properties fo:font-size="16pt" fo:font-weight="bold" style:font-size-asian="16pt" style:font-weight-asian="bold" style:font-size-complex="16pt"/>
    </style:style>
    <style:style style:name="T10" style:family="text">
      <style:text-properties officeooo:rsid="00187c4b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<text:tab/>Titre : comparaison + proposition + affichage des lettre<text:span text:style-name="T10">s</text:span> trouve<text:span text:style-name="T10">es</text:span></text:p>
      <text:p text:style-name="P1"/>
      <text:p text:style-name="P3"><text:span text:style-name="T7"><text:tab/></text:span><text:span text:style-name="T6">Déclaration des variables :</text:span><text:span text:style-name="T1"> </text:span></text:p>
      <text:p text:style-name="P5"><text:s text:c="3"/><text:tab/> <text:s/>chr TabPRo[15] : bool ;</text:p>
      <text:p text:style-name="P5"/>
      <text:p text:style-name="P5"><text:s text:c="2"/><text:tab/> <text:s text:c="2"/>ereur = 5 ;</text:p>
      <text:p text:style-name="P5"/>
      <text:p text:style-name="P5"><text:s/><text:tab/> <text:s text:c="2"/>RepBonne = 0; <text:s text:c="3"/></text:p>
      <text:p text:style-name="P5"><text:s/><text:tab/> <text:s text:c="2"/>NBLetrretrouv = 0;</text:p>
      <text:p text:style-name="P5"><text:s/><text:tab/> <text:s text:c="2"/>t = 0;</text:p>
      <text:p text:style-name="P5"><text:s text:c="2"/><text:tab/> <text:s/>caract : bool; <text:s text:c="4"/></text:p>
      <text:p text:style-name="P5"><text:s/><text:tab/> <text:s/>propo= 0; <text:s text:c="3"/></text:p>
      <text:p text:style-name="P5"><text:s text:c="2"/><text:tab/> <text:s/>corespon = 0; <text:s/></text:p>
      <text:p text:style-name="P5"><text:s text:c="2"/><text:tab/> <text:s text:c="2"/>i = 0 ; <text:s text:c="7"/></text:p>
      <text:p text:style-name="P5"><text:s/><text:tab/> <text:s/>compt2 = 0 ; <text:s text:c="8"/></text:p>
      <text:p text:style-name="P5"><text:s text:c="2"/><text:tab/> <text:s/>compt1 = 0; <text:s text:c="8"/></text:p>
      <text:p text:style-name="P5"><text:s text:c="3"/><text:tab/> <text:s/>comptMem = 0; <text:s text:c="7"/></text:p>
      <text:p text:style-name="P5"><text:s text:c="3"/><text:tab/> <text:s/>comptRempMot = 0 ; <text:s/></text:p>
      <text:p text:style-name="P5"><text:s text:c="3"/><text:tab/> <text:s/>PluC = 0; <text:s text:c="3"/></text:p>
      <text:p text:style-name="P5"><text:s/><text:tab/> <text:s/>NBespace : entier <text:s text:c="3"/>; <text:s/></text:p>
      <text:p text:style-name="P5"><text:tab/> <text:s/>MemCompt : entier <text:s text:c="3"/>; <text:s text:c="2"/></text:p>
      <text:p text:style-name="P5"/>
      <text:p text:style-name="P5"><text:s text:c="6"/><text:tab/> <text:s/>Mc[20]; : bool ;</text:p>
      <text:p text:style-name="P5"><text:s text:c="7"/><text:tab/> <text:s/>memoir[20] : bool ; <text:s text:c="2"/></text:p>
      <text:p text:style-name="P5"><text:tab/></text:p>
      <text:p text:style-name="P5"><text:s text:c="10"/><text:tab/>*chaine : bool // reçue par la fonction </text:p>
      <text:p text:style-name="P5"><text:s text:c="9"/><text:tab/>Taille : entier // reçue par la fonction <text:s text:c="2"/></text:p>
      <text:p text:style-name="P5"/>
      <text:p text:style-name="P5"><text:s text:c="5"/><text:tab/> compteur = 0 ; <text:s/></text:p>
      <text:p text:style-name="P6"><text:s text:c="10"/><text:tab/> compteur2 = 0 ; <text:s text:c="2"/></text:p>
      <text:p text:style-name="P6"><text:tab/> compteurEspace = 0; <text:s/></text:p>
      <text:p text:style-name="P6"><text:tab/> ReponseIndice : entier ;</text:p>
      <text:p text:style-name="P5"/>
      <text:p text:style-name="P1"/>
      <text:p text:style-name="P1"/>
      <text:p text:style-name="P7"><text:span text:style-name="T11">Debut</text:span><text:span text:style-name="T1"> </text:span></text:p>
      <text:p text:style-name="P1"/>
      <text:p text:style-name="P7"><text:span text:style-name="T1">| Pour (comptRempMot = 0; comptRempMot &lt;= Taille; comptRempMot++) <text:s/><text:tab/><text:tab/></text:span></text:p>
      <text:p text:style-name="P7"><text:span text:style-name="T1">| <text:s text:c="10"/>Mc[comptRempMot] = Chaine[comptRempMot] ;</text:span></text:p>
      <text:p text:style-name="P7"><text:span text:style-name="T1">| fin Pour </text:span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7"><text:span text:style-name="T8">Tant que (Mc[compteur] ≠ '\0')</text:span></text:p>
      <text:p text:style-name="P7"><text:span text:style-name="T1">|</text:span></text:p>
      <text:p text:style-name="P7"><text:span text:style-name="T1">| <text:s text:c="3"/><text:tab/>Si (Mc[compteur] = ' <text:s/>')</text:span></text:p>
      <text:p text:style-name="P7"><text:span text:style-name="T1">| <text:s text:c="6"/>| <text:s text:c="5"/>alors </text:span></text:p>
      <text:p text:style-name="P7"><text:span text:style-name="T1">| <text:s text:c="6"/>|<text:tab/> <text:s/>memoir[compteur] = ' ';</text:span></text:p>
      <text:p text:style-name="P7"><text:span text:style-name="T1">| <text:s text:c="6"/>| <text:s text:c="8"/>compteurEspace ++;</text:span></text:p>
      <text:p text:style-name="P7"><text:span text:style-name="T1">| <text:s text:c="6"/>| <text:s text:c="4"/></text:span></text:p>
      <text:p text:style-name="P7"><text:span text:style-name="T1">| <text:s text:c="6"/>| <text:s text:c="3"/>Sinon </text:span></text:p>
      <text:p text:style-name="P7"><text:span text:style-name="T1">| <text:s text:c="6"/>| <text:s text:c="4"/>alor</text:span><text:span text:style-name="T2">s</text:span></text:p>
      <text:p text:style-name="P7"><text:span text:style-name="T1">| <text:s text:c="6"/>|<text:tab/> <text:s text:c="3"/>memoir[compteur] = '_'; </text:span></text:p>
      <text:p text:style-name="P7"><text:span text:style-name="T1">| <text:s text:c="6"/>| <text:s text:c="6"/><text:tab/><text:tab/>compteur2 ++ ; </text:span></text:p>
      <text:p text:style-name="P7"><text:span text:style-name="T1">| <text:s text:c="6"/>| </text:span></text:p>
      <text:p text:style-name="P7"><text:span text:style-name="T1">| <text:s text:c="6"/>| <text:s text:c="2"/>Fin Si </text:span></text:p>
      <text:p text:style-name="P7"><text:span text:style-name="T1">|<text:tab/> <text:s/>compteur++;// comptage du nombre de lettre</text:span></text:p>
      <text:p text:style-name="P7"><text:span text:style-name="T1">|</text:span></text:p>
      <text:p text:style-name="P7"><text:span text:style-name="T1">|</text:span></text:p>
      <text:p text:style-name="P7"><text:span text:style-name="T1"><text:s/>FTQ</text:span></text:p>
      <text:p text:style-name="P1"/>
      <text:p text:style-name="P1"/>
      <text:p text:style-name="P7"><text:span text:style-name="T1">MemCompt = compteur; </text:span></text:p>
      <text:p text:style-name="P7"><text:span text:style-name="T1">compteur--; // Eviter de compter le \0</text:span></text:p>
      <text:p text:style-name="P9"><text:span text:style-name="T1"><text:s/>i = 0 ; <text:tab/></text:span></text:p>
      <text:p text:style-name="P9"><text:span text:style-name="T1"><text:s/>corespon = 0; </text:span></text:p>
      <text:p text:style-name="P1"/>
      <text:p text:style-name="P1"/>
      <text:p text:style-name="P9"><text:span text:style-name="T1">Tant que (i &lt;= compteur) // Affichage undescore</text:span></text:p>
      <text:p text:style-name="P9"><text:span text:style-name="T1"><text:s/>| <text:s/></text:span></text:p>
      <text:p text:style-name="P7"><text:span text:style-name="T1"><text:s/>| <text:s text:c="3"/>ecrire ( "%c ", memoir[i]);</text:span></text:p>
      <text:p text:style-name="P7"><text:span text:style-name="T1"><text:s text:c="2"/>| <text:s text:c="4"/>i++;</text:span></text:p>
      <text:p text:style-name="P8"><text:span text:style-name="T1"><text:s text:c="2"/>|</text:span></text:p>
      <text:p text:style-name="P8"><text:span text:style-name="T1">FTQ </text:span></text:p>
      <text:p text:style-name="P1"/>
      <text:p text:style-name="P7"><text:span text:style-name="T1">Tant que ((ereur &gt; 0) &amp;&amp; (RepBonne &lt;= compteur))</text:span></text:p>
      <text:p text:style-name="P7"><text:span text:style-name="T1">|</text:span></text:p>
      <text:p text:style-name="P7"><text:span text:style-name="T1">| <text:s text:c="4"/>ecrire <text:s/>(" \n\n\n Donnez une lettre : ");</text:span></text:p>
      <text:p text:style-name="P7"><text:span text:style-name="T1">| <text:s text:c="2"/></text:span></text:p>
      <text:p text:style-name="P7"><text:span text:style-name="T1">| <text:s text:c="5"/>i=0 ;</text:span></text:p>
      <text:p text:style-name="P7"><text:span text:style-name="T3">|</text:span><text:span text:style-name="T1"> <text:s text:c="5"/>compt1 = 0 ;</text:span></text:p>
      <text:p text:style-name="P7"><text:span text:style-name="T1">| <text:s text:c="5"/>compt2 = 0 ;</text:span></text:p>
      <text:p text:style-name="P7"><text:span text:style-name="T1">| <text:s text:c="5"/>corespon = 0 ;</text:span></text:p>
      <text:p text:style-name="P7"><text:span text:style-name="T1">|</text:span></text:p>
      <text:p text:style-name="P7"><text:span text:style-name="T1">| <text:s text:c="4"/>caract = getchar(); <text:s text:c="2"/></text:span></text:p>
      <text:p text:style-name="P7"><text:soft-page-break/><text:span text:style-name="T1"><text:s/>| <text:s text:c="4"/>Tant que ( caract != '.') <text:s text:c="7"/></text:span></text:p>
      <text:p text:style-name="P7"><text:span text:style-name="T1"><text:s/>| <text:s text:c="6"/>| <text:s text:c="3"/>TabPRo[i] = caract ;</text:span></text:p>
      <text:p text:style-name="P7"><text:span text:style-name="T1"><text:s/>| <text:s text:c="6"/>| <text:s text:c="4"/>i++ ; </text:span></text:p>
      <text:p text:style-name="P7"><text:span text:style-name="T1"><text:s/>| <text:s text:c="6"/>|</text:span></text:p>
      <text:p text:style-name="P7"><text:span text:style-name="T1"><text:s/>| <text:s text:c="6"/>| <text:s text:c="6"/>caract = getchar();</text:span></text:p>
      <text:p text:style-name="P7"><text:span text:style-name="T1"><text:s/>| <text:s text:c="7"/>Fin <text:s/>Tant que</text:span></text:p>
      <text:p text:style-name="P7"><text:span text:style-name="T1"><text:s/>| <text:s text:c="6"/></text:span></text:p>
      <text:p text:style-name="P7"><text:span text:style-name="T1"><text:s/>|</text:span></text:p>
      <text:p text:style-name="P7"><text:span text:style-name="T1"><text:s/>|</text:span></text:p>
      <text:p text:style-name="P7"><text:span text:style-name="T1"><text:s/>| <text:s text:c="7"/>Si((ereur &gt; 0) &amp;&amp; (propo = 0)) </text:span></text:p>
      <text:p text:style-name="P7"><text:span text:style-name="T1"><text:s/>| <text:s text:c="12"/>faire </text:span></text:p>
      <text:p text:style-name="P7"><text:span text:style-name="T1"><text:s/>| <text:s text:c="8"/>| <text:s text:c="4"/>compt1 = 0;</text:span></text:p>
      <text:p text:style-name="P7"><text:span text:style-name="T1"><text:s/>| <text:s text:c="8"/>|</text:span></text:p>
      <text:p text:style-name="P7"><text:span text:style-name="T1"><text:s/>| <text:s text:c="8"/>| <text:s text:c="4"/>Tant que (compt1 &lt; 2) </text:span></text:p>
      <text:p text:style-name="P7"><text:span text:style-name="T1"><text:s/>|</text:span></text:p>
      <text:p text:style-name="P7"><text:span text:style-name="T1"><text:s/>| <text:s text:c="9"/>| <text:s text:c="4"/>| <text:s text:c="4"/>compt2 = 0;</text:span></text:p>
      <text:p text:style-name="P7"><text:span text:style-name="T1"><text:s/>| <text:s text:c="8"/>| <text:s text:c="4"/>| <text:s text:c="7"/></text:span></text:p>
      <text:p text:style-name="P7"><text:span text:style-name="T1"><text:s/>| <text:s text:c="8"/>| <text:s text:c="4"/>| <text:s text:c="7"/>Tant que (compt2 &lt;= compteur) <text:s/></text:span></text:p>
      <text:p text:style-name="P7"><text:span text:style-name="T1"><text:s/>| <text:s text:c="8"/>| <text:s text:c="4"/>| <text:s text:c="8"/>| <text:s text:c="5"/></text:span></text:p>
      <text:p text:style-name="P7"><text:span text:style-name="T1"><text:s/>| <text:s text:c="8"/>| <text:s text:c="4"/>| <text:s text:c="8"/>| <text:s text:c="3"/>Si(TabPRo[compt1] = <text:s/>Mc[compt2]) </text:span></text:p>
      <text:p text:style-name="P7"><text:span text:style-name="T1"><text:s/>| <text:s text:c="8"/>| <text:s text:c="4"/>| <text:s text:c="8"/>| <text:s text:c="5"/>| <text:s text:c="5"/>faire</text:span></text:p>
      <text:p text:style-name="P7"><text:span text:style-name="T1"><text:s/>| <text:s text:c="8"/>| <text:s text:c="4"/>| <text:s text:c="8"/>| <text:s text:c="5"/>| <text:s text:c="2"/>Si(Mc[compt2] != memoir[compt2]) </text:span></text:p>
      <text:p text:style-name="P7"><text:span text:style-name="T1"><text:s/>| <text:s text:c="8"/>| <text:s text:c="4"/>| <text:s text:c="8"/>| <text:s text:c="5"/>| <text:s text:c="6"/>corespon = corespon + 1; <text:s text:c="5"/></text:span></text:p>
      <text:p text:style-name="P7"><text:span text:style-name="T1"><text:s/>| <text:s text:c="8"/>| <text:s text:c="4"/>| <text:s text:c="8"/>| <text:s text:c="5"/>| <text:s text:c="6"/>memoir[compt2] = Mc[compt2] ; <text:s text:c="2"/></text:span></text:p>
      <text:p text:style-name="P7"><text:span text:style-name="T1"><text:s/>| <text:s text:c="8"/>| <text:s text:c="4"/>| <text:s text:c="8"/>| <text:s text:c="5"/>| <text:s text:c="7"/>NBLetrretrouv ++ ; </text:span></text:p>
      <text:p text:style-name="P7"><text:span text:style-name="T1"><text:s/>| <text:s text:c="8"/>| <text:s text:c="4"/>| <text:s text:c="8"/>| <text:s text:c="5"/>|</text:span></text:p>
      <text:p text:style-name="P7"><text:span text:style-name="T1"><text:s/>| <text:s text:c="8"/>| <text:s text:c="4"/>| <text:s text:c="8"/>| <text:s text:c="8"/>Fin SI</text:span></text:p>
      <text:p text:style-name="P7"><text:span text:style-name="T1"><text:s/>| <text:s text:c="8"/>| <text:s text:c="4"/>| <text:s text:c="8"/>| <text:s text:c="9"/>compt2++;</text:span></text:p>
      <text:p text:style-name="P7"><text:span text:style-name="T1"><text:s/>| <text:s text:c="8"/>| <text:s text:c="4"/>| <text:s text:c="8"/>|</text:span></text:p>
      <text:p text:style-name="P7"><text:span text:style-name="T1"><text:s/>| <text:s text:c="8"/>| <text:s text:c="4"/>| <text:s text:c="9"/>compt1++;</text:span></text:p>
      <text:p text:style-name="P7"><text:span text:style-name="T1"><text:s/>| <text:s text:c="8"/>| <text:s text:c="8"/>FTQ</text:span></text:p>
      <text:p text:style-name="P7"><text:span text:style-name="T1"><text:s/>| <text:s text:c="8"/>| <text:s text:c="6"/></text:span></text:p>
      <text:p text:style-name="P7"><text:span text:style-name="T1"><text:s/>| <text:s text:c="8"/>| <text:s text:c="5"/>compt1 = 0 ;</text:span></text:p>
      <text:p text:style-name="P7"><text:span text:style-name="T1"><text:s/>| <text:s text:c="8"/>| <text:s text:c="6"/>compt2 = 0 ;</text:span></text:p>
      <text:p text:style-name="P7"><text:span text:style-name="T1"><text:s/>| <text:s text:c="8"/>|</text:span></text:p>
      <text:p text:style-name="P7"><text:span text:style-name="T1"><text:s/>| <text:s text:c="8"/>| <text:s text:c="6"/>Si ( corespon = <text:s/>0 ) </text:span></text:p>
      <text:p text:style-name="P7"><text:span text:style-name="T1"><text:s/>| <text:s text:c="8"/>| <text:s text:c="7"/>| <text:s text:c="3"/>faire</text:span></text:p>
      <text:p text:style-name="P7"><text:span text:style-name="T1"><text:s/>| <text:s text:c="8"/>| <text:s text:c="7"/>| <text:s/>ereur = ereur - 1 ;</text:span></text:p>
      <text:p text:style-name="P7"><text:span text:style-name="T1"><text:s/>| <text:s text:c="8"/>| <text:s text:c="7"/>|</text:span></text:p>
      <text:p text:style-name="P7"><text:span text:style-name="T1"><text:s/>| <text:s text:c="8"/>| <text:s text:c="7"/>| <text:s text:c="4"/>Sinon Si( corespon &gt; 0 ) <text:s/></text:span></text:p>
      <text:p text:style-name="P7"><text:span text:style-name="T1"><text:s/>| <text:s text:c="8"/>| <text:s text:c="7"/>| <text:s text:c="9"/>faire </text:span></text:p>
      <text:p text:style-name="P7"><text:span text:style-name="T1"><text:s text:c="2"/>| <text:s text:c="7"/>| <text:s text:c="7"/>| <text:s text:c="7"/>RepBonne = RepBonne + corespon ; <text:s text:c="2"/></text:span></text:p>
      <text:p text:style-name="P7"><text:span text:style-name="T1"><text:s text:c="2"/>| <text:s text:c="7"/>| <text:s text:c="7"/>| <text:s text:c="9"/></text:span></text:p>
      <text:p text:style-name="P11"><text:span text:style-name="T1"><text:s text:c="2"/>| <text:s text:c="7"/>| <text:s/><text:tab/>Fin Si </text:span></text:p>
      <text:p text:style-name="P7"><text:soft-page-break/><text:span text:style-name="T1"><text:s text:c="2"/>| <text:s text:c="7"/>| <text:s text:c="5"/>printf("Il vous reste %d tentatives\n\n", ereur) ; <text:s text:c="4"/>// <text:s/>dire les tentatives qu'ils restent</text:span></text:p>
      <text:p text:style-name="P7"><text:span text:style-name="T1"><text:s text:c="2"/>| <text:s text:c="7"/>|</text:span></text:p>
      <text:p text:style-name="P7"><text:span text:style-name="T1"><text:s text:c="2"/>| <text:s text:c="7"/>| <text:s text:c="6"/>corespon = 0 ; <text:s text:c="2"/>// remise des compteurs a 0</text:span></text:p>
      <text:p text:style-name="P7"><text:span text:style-name="T1"><text:s text:c="2"/>| <text:s text:c="7"/>| <text:s text:c="6"/></text:span></text:p>
      <text:p text:style-name="P7"><text:span text:style-name="T1"><text:s text:c="2"/>| <text:s text:c="7"/>Fin du Si</text:span></text:p>
      <text:p text:style-name="P12"><text:span text:style-name="T1"><text:s text:c="2"/>|</text:span></text:p>
      <text:p text:style-name="P12"><text:span text:style-name="T1"><text:s text:c="2"/>| <text:s text:c="9"/>SI((ereur == 1) &amp;&amp; (propo != 1)) </text:span></text:p>
      <text:p text:style-name="P7"><text:span text:style-name="T1"><text:s text:c="2"/>| <text:s text:c="6"/>| <text:s text:c="3"/>ecrire ("Voulez-vous tenter le mot en entier ? (0. NON - 1. OUI) ");</text:span></text:p>
      <text:p text:style-name="P7"><text:span text:style-name="T1"><text:s text:c="2"/>| <text:s text:c="6"/>| <text:s text:c="4"/>lire(propo);</text:span></text:p>
      <text:p text:style-name="P7"><text:span text:style-name="T1"><text:s text:c="2"/>| <text:s text:c="6"/>| <text:s text:c="4"/>ecrire( " \n" ); <text:s text:c="2"/></text:span></text:p>
      <text:p text:style-name="P7"><text:span text:style-name="T1"><text:s text:c="2"/>| <text:s text:c="6"/>|</text:span></text:p>
      <text:p text:style-name="P7"><text:span text:style-name="T1"><text:s text:c="2"/>| <text:s text:c="9"/>FIN SI</text:span></text:p>
      <text:p text:style-name="P7"><text:span text:style-name="T1"><text:s text:c="2"/>|</text:span></text:p>
      <text:p text:style-name="P7"><text:span text:style-name="T1"><text:s text:c="2"/>| <text:s text:c="9"/>Si(ereur == 3) </text:span></text:p>
      <text:p text:style-name="P7"><text:span text:style-name="T1"><text:s/>| <text:s text:c="5"/>|<text:tab/></text:span></text:p>
      <text:p text:style-name="P7"><text:span text:style-name="T1"><text:s/>| <text:s text:c="5"/>|</text:span></text:p>
      <text:p text:style-name="P7"><text:span text:style-name="T1"><text:s/>| <text:s text:c="5"/>|<text:tab/><text:tab/><text:tab/>ecrire ("Voulez-vous un Indice ? (0. NON - 1. OUI) ") ;</text:span></text:p>
      <text:p text:style-name="P7"><text:span text:style-name="T1"><text:s/>| <text:s text:c="5"/>|<text:tab/><text:tab/><text:tab/>Lire (ReponseIndice);</text:span></text:p>
      <text:p text:style-name="P7"><text:span text:style-name="T1"><text:s/>| <text:s text:c="5"/>|</text:span></text:p>
      <text:p text:style-name="P7"><text:span text:style-name="T1"><text:s/>| <text:s text:c="5"/>|</text:span></text:p>
      <text:p text:style-name="P7"><text:span text:style-name="T1"><text:s/>| <text:s text:c="5"/>|<text:tab/><text:tab/><text:tab/>change(ReponseIndice) </text:span></text:p>
      <text:p text:style-name="P7"><text:span text:style-name="T1"><text:s/>| <text:s text:c="5"/>|<text:tab/><text:tab/><text:tab/>|<text:tab/>case 0:</text:span></text:p>
      <text:p text:style-name="P7"><text:span text:style-name="T1"><text:s/>| <text:s text:c="5"/>|<text:tab/><text:tab/><text:tab/>|<text:tab/>|<text:tab/>ecrire("\nVous ne voulez pas d'indice.\n\n");</text:span></text:p>
      <text:p text:style-name="P7"><text:span text:style-name="T1"><text:s/>| <text:s text:c="5"/>|<text:tab/><text:tab/><text:tab/>|<text:tab/> <text:s text:c="3"/>Fin cas 0 <text:tab/></text:span></text:p>
      <text:p text:style-name="P7"><text:span text:style-name="T1"><text:s/>| <text:s text:c="5"/>|<text:tab/><text:tab/><text:tab/>|<text:tab/>case 1:</text:span></text:p>
      <text:p text:style-name="P7"><text:span text:style-name="T1"><text:s/>| <text:s text:c="5"/>|<text:tab/><text:tab/><text:tab/>|<text:tab/>|<text:tab/>ecrire("\nVous voulez un Indice.\n");</text:span></text:p>
      <text:p text:style-name="P12"><text:span text:style-name="T1"><text:s/>| <text:s text:c="5"/>|<text:tab/><text:tab/><text:tab/>|<text:tab/>|<text:tab/>ecrire("Votre Indice est : %s.\n\n", Indice);</text:span></text:p>
      <text:p text:style-name="P12"><text:span text:style-name="T1"><text:s/>| <text:s text:c="5"/>| <text:s text:c="22"/>| <text:s text:c="10"/>|</text:span></text:p>
      <text:p text:style-name="P12"><text:span text:style-name="T1"><text:s/>| <text:s text:c="5"/>| <text:s text:c="22"/>| <text:s text:c="10"/>|</text:span></text:p>
      <text:p text:style-name="P7"><text:span text:style-name="T1"><text:s/>| <text:s text:c="5"/>|<text:tab/><text:tab/><text:tab/>|<text:tab/>|<text:tab/>ereur --;</text:span></text:p>
      <text:p text:style-name="P7"><text:span text:style-name="T1"><text:s/>| <text:s text:c="5"/>| <text:s text:c="22"/>| <text:s text:c="10"/>|</text:span></text:p>
      <text:p text:style-name="P7"><text:span text:style-name="T1"><text:s/>| <text:s text:c="5"/>|<text:tab/><text:tab/><text:tab/>|<text:tab/>|<text:tab/>ecrire("Il vous reste %d tentatives\n\n", ereur) ; <text:s text:c="4"/></text:span></text:p>
      <text:p text:style-name="P7"><text:span text:style-name="T1"><text:s/>| <text:s text:c="5"/>|<text:tab/><text:tab/><text:tab/>|<text:tab/>Fin cas 1 <text:tab/></text:span></text:p>
      <text:p text:style-name="P7"><text:span text:style-name="T1"><text:s/>| <text:s text:c="5"/>|<text:tab/><text:tab/> <text:s text:c="10"/>| <text:s text:c="9"/>autre:</text:span></text:p>
      <text:p text:style-name="P7"><text:span text:style-name="T1"><text:s/>| <text:s text:c="5"/>|<text:tab/><text:tab/><text:tab/>|<text:tab/>|<text:tab/>printf("\nERROR !\n");</text:span></text:p>
      <text:p text:style-name="P7"><text:span text:style-name="T1"><text:s/>| <text:s text:c="5"/>|<text:tab/><text:tab/><text:tab/>|<text:tab/> <text:s text:c="2"/>Fin autre <text:tab/></text:span></text:p>
      <text:p text:style-name="P7"><text:span text:style-name="T1"><text:s/>| <text:s text:c="5"/>|<text:tab/><text:tab/><text:tab/>|</text:span></text:p>
      <text:p text:style-name="P7"><text:span text:style-name="T1"><text:s/>| <text:s text:c="5"/>|</text:span></text:p>
      <text:p text:style-name="P7"><text:span text:style-name="T1"><text:s/>| <text:s text:c="7"/>FIN SI </text:span></text:p>
      <text:p text:style-name="P7"><text:span text:style-name="T1">|</text:span></text:p>
      <text:p text:style-name="P7"><text:span text:style-name="T1"><text:s/>| <text:s text:c="5"/>Si (propo = <text:s/>1) <text:s text:c="2"/></text:span></text:p>
      <text:p text:style-name="P7"><text:span text:style-name="T1">| <text:s text:c="4"/>| <text:s text:c="7"/>i = 0;</text:span></text:p>
      <text:p text:style-name="P7"><text:span text:style-name="T1">| <text:s text:c="4"/>|</text:span></text:p>
      <text:p text:style-name="P7"><text:soft-page-break/><text:span text:style-name="T1">| <text:s text:c="4"/>| <text:s text:c="3"/>ecrire ("Tape le mots en entier : ") ;</text:span></text:p>
      <text:p text:style-name="P7"><text:span text:style-name="T1"><text:s/>| <text:s text:c="4"/>| <text:s text:c="3"/>caract = getchar(); <text:s text:c="2"/></text:span></text:p>
      <text:p text:style-name="P7"><text:span text:style-name="T1">| <text:s text:c="4"/>|</text:span></text:p>
      <text:p text:style-name="P13"><text:span text:style-name="T1">| <text:s text:c="4"/>| <text:s text:c="5"/>Tant que ( caract != '.') <text:s text:c="3"/></text:span></text:p>
      <text:p text:style-name="P13"><text:span text:style-name="T1">| <text:s text:c="4"/>| <text:s text:c="5"/>| <text:s/>TabPRo[i] = caract;</text:span></text:p>
      <text:p text:style-name="P7"><text:span text:style-name="T1">| <text:s text:c="4"/>| <text:s text:c="5"/>| <text:s/>i++;</text:span></text:p>
      <text:p text:style-name="P7"><text:span text:style-name="T1">| <text:s text:c="4"/>| <text:s text:c="5"/>|</text:span></text:p>
      <text:p text:style-name="P7"><text:span text:style-name="T1">| <text:s text:c="4"/>| <text:s text:c="5"/>| <text:s text:c="3"/>caract = getchar();</text:span></text:p>
      <text:p text:style-name="P7"><text:span text:style-name="T1">| <text:s text:c="4"/>| <text:s text:c="8"/>FTQ </text:span></text:p>
      <text:p text:style-name="P7"><text:span text:style-name="T1">| <text:s text:c="4"/>|</text:span></text:p>
      <text:p text:style-name="P7"><text:span text:style-name="T1">| <text:s text:c="4"/>| <text:s text:c="4"/>ecrire ( " \n" ); // saut de ligne</text:span></text:p>
      <text:p text:style-name="P7"><text:span text:style-name="T1">| <text:s text:c="4"/>|</text:span></text:p>
      <text:p text:style-name="P7"><text:span text:style-name="T1">| <text:s text:c="4"/>| <text:s text:c="3"/>NBespace = MemCompt - compteur2;</text:span></text:p>
      <text:p text:style-name="P7"><text:span text:style-name="T1">| <text:s text:c="4"/>| <text:s text:c="3"/>corespon = NBLetrretrouv + NBespace ; <text:s/></text:span></text:p>
      <text:p text:style-name="P7"><text:span text:style-name="T1">| <text:s text:c="4"/>| <text:s text:c="3"/>compt1 = 0;</text:span></text:p>
      <text:p text:style-name="P7"><text:span text:style-name="T1">| <text:s text:c="4"/>| <text:s text:c="3"/>compt2 = 0 ;</text:span></text:p>
      <text:p text:style-name="P7"><text:span text:style-name="T1">| <text:s text:c="5"/>|</text:span></text:p>
      <text:p text:style-name="P7"><text:span text:style-name="T1">| <text:s text:c="4"/>| <text:s text:c="5"/>Tant Que <text:s/>(compt 1&lt;=i) <text:s/></text:span></text:p>
      <text:p text:style-name="P7"><text:span text:style-name="T1">| <text:s text:c="4"/>| <text:s text:c="5"/>| <text:s text:c="5"/>compt2 = 0;</text:span></text:p>
      <text:p text:style-name="P7"><text:span text:style-name="T1">| <text:s text:c="4"/>| <text:s text:c="5"/>| <text:s text:c="5"/>PluC = 0 ;</text:span></text:p>
      <text:p text:style-name="P7"><text:span text:style-name="T1">| <text:s text:c="4"/>| <text:s text:c="5"/>|</text:span></text:p>
      <text:p text:style-name="P7"><text:span text:style-name="T1">| <text:s text:c="4"/>| <text:s text:c="5"/>| <text:s text:c="6"/>Tant que (compt2 &lt;= compteur) <text:s text:c="4"/></text:span></text:p>
      <text:p text:style-name="P7"><text:span text:style-name="T1">| <text:s text:c="4"/>| <text:s text:c="5"/>| <text:s text:c="7"/>| <text:s text:c="7"/>Si ( TabPRo[compt1] = Mc[compt2] ) </text:span></text:p>
      <text:p text:style-name="P7"><text:span text:style-name="T1">| <text:s text:c="4"/>| <text:s text:c="5"/>| <text:s text:c="7"/>| <text:s text:c="9"/>| <text:s text:c="5"/>faire </text:span></text:p>
      <text:p text:style-name="P7"><text:span text:style-name="T1">| <text:s text:c="4"/>| <text:s text:c="5"/>| <text:s text:c="7"/>| <text:s text:c="9"/>| <text:s text:c="3"/>Si ( Mc[compt2] != memoir[compt2] ) </text:span></text:p>
      <text:p text:style-name="P7"><text:span text:style-name="T1">| <text:s text:c="4"/>| <text:s text:c="5"/>| <text:s text:c="7"/>| <text:s text:c="9"/>| <text:s text:c="6"/>| <text:s text:c="2"/>faire</text:span></text:p>
      <text:p text:style-name="P7"><text:span text:style-name="T1">| <text:s text:c="4"/>| <text:s text:c="5"/>| <text:s text:c="7"/>| <text:s text:c="9"/>| <text:s text:c="6"/>| <text:s text:c="2"/>corespon = corespon +1 ;</text:span></text:p>
      <text:p text:style-name="P7"><text:span text:style-name="T4">|</text:span><text:span text:style-name="T1"> <text:s text:c="4"/>| <text:s text:c="5"/>| <text:s text:c="7"/>| <text:s text:c="9"/>| <text:s text:c="6"/>| <text:s text:c="2"/>memoir[compt2] = Mc[compt2] ;</text:span></text:p>
      <text:p text:style-name="P7"><text:span text:style-name="T1">| <text:s text:c="4"/>| <text:s text:c="5"/>| <text:s text:c="7"/>| <text:s text:c="9"/>| <text:s text:c="6"/>| <text:s text:c="4"/>PluC = 1 ;</text:span></text:p>
      <text:p text:style-name="P7"><text:span text:style-name="T4">|</text:span><text:span text:style-name="T1"> <text:s text:c="4"/>| <text:s text:c="5"/>| <text:s text:c="7"/>| <text:s text:c="9"/>| <text:s text:c="6"/>| <text:s text:c="15"/>SI ( PluC = 0 ) faire</text:span></text:p>
      <text:p text:style-name="P13"><text:span text:style-name="T1">| <text:s text:c="4"/>| <text:s text:c="5"/>| <text:s text:c="7"/>| <text:s text:c="9"/>| <text:s text:c="6"/>| <text:s text:c="17"/>|corespon = corespon + 1;</text:span></text:p>
      <text:p text:style-name="P13"><text:span text:style-name="T4">| <text:s text:c="4"/>| <text:s text:c="5"/>| <text:s text:c="7"/>| <text:s text:c="9"/>| <text:s text:c="6"/>| <text:s text:c="14"/></text:span><text:span text:style-name="T1">Fin Sin</text:span></text:p>
      <text:p text:style-name="P13"><text:span text:style-name="T1">| <text:s text:c="4"/>| <text:s text:c="5"/>| <text:s text:c="7"/>| <text:s text:c="9"/>| <text:s text:c="6"/>Fin Si <text:s text:c="3"/></text:span></text:p>
      <text:p text:style-name="P13"><text:span text:style-name="T1">| <text:s text:c="4"/>| <text:s text:c="5"/>| <text:s text:c="7"/>| <text:s text:c="8"/>Fin Si </text:span></text:p>
      <text:p text:style-name="P13"><text:span text:style-name="T1">| <text:s text:c="4"/>| <text:s text:c="5"/>| <text:s text:c="7"/>| <text:s text:c="3"/>compt2++;</text:span></text:p>
      <text:p text:style-name="P7"><text:span text:style-name="T1">| <text:s text:c="4"/>| <text:s text:c="5"/>| <text:s text:c="6"/>FIN TQ </text:span></text:p>
      <text:p text:style-name="P7"><text:span text:style-name="T1">| <text:s text:c="4"/>| <text:s text:c="5"/>| <text:s text:c="4"/></text:span></text:p>
      <text:p text:style-name="P7"><text:span text:style-name="T1">| <text:s text:c="4"/>| <text:s text:c="5"/>| <text:s text:c="2"/></text:span></text:p>
      <text:p text:style-name="P7"><text:span text:style-name="T1">| <text:s text:c="4"/>| <text:s text:c="5"/>| <text:s text:c="4"/>compt1++;</text:span></text:p>
      <text:p text:style-name="P7"><text:span text:style-name="T1">| <text:s text:c="4"/>| <text:s text:c="10"/>FIN TQ</text:span></text:p>
      <text:p text:style-name="P7"><text:span text:style-name="T1">| <text:s text:c="4"/>| <text:s text:c="6"/>compt1 = 0 ;</text:span></text:p>
      <text:p text:style-name="P7"><text:span text:style-name="T1">| <text:s text:c="4"/>| <text:s text:c="6"/>compt2 = 0 ;</text:span></text:p>
      <text:p text:style-name="P7"><text:span text:style-name="T1">| <text:s text:c="4"/>|</text:span></text:p>
      <text:p text:style-name="P7"><text:span text:style-name="T1">| <text:s text:c="5"/>| <text:s text:c="5"/>i = i - 1;</text:span></text:p>
      <text:p text:style-name="P7"><text:soft-page-break/><text:span text:style-name="T1">| <text:s text:c="5"/>|</text:span></text:p>
      <text:p text:style-name="P14"><text:span text:style-name="T1">| <text:s text:c="5"/>| <text:s text:c="8"/>Si(corespon ==MemCompt ) { <text:s text:c="3"/></text:span></text:p>
      <text:p text:style-name="P14"><text:span text:style-name="T1">| <text:s text:c="5"/>| <text:s text:c="9"/>| <text:s text:c="2"/>faire </text:span></text:p>
      <text:p text:style-name="P7"><text:span text:style-name="T1">| <text:s text:c="5"/>| <text:s text:c="9"/>| <text:s text:c="6"/>RepBonne = MemCompt;</text:span></text:p>
      <text:p text:style-name="P7"><text:span text:style-name="T1">| <text:s text:c="5"/>| <text:s text:c="9"/>| <text:s text:c="4"/>Fin Si </text:span></text:p>
      <text:p text:style-name="P7"><text:span text:style-name="T1">| <text:s text:c="5"/>| <text:s text:c="9"/>|</text:span></text:p>
      <text:p text:style-name="P7"><text:span text:style-name="T1">| <text:s text:c="5"/>| <text:s text:c="9"/>| <text:s text:c="4"/>Sinon <text:s text:c="4"/></text:span></text:p>
      <text:p text:style-name="P7"><text:span text:style-name="T1">| <text:s text:c="5"/>| <text:s text:c="9"/>| <text:s text:c="10"/>faire </text:span></text:p>
      <text:p text:style-name="P7"><text:span text:style-name="T1">| <text:s text:c="5"/>| <text:s text:c="9"/>| <text:s text:c="11"/>ereur = 0 ;</text:span></text:p>
      <text:p text:style-name="P14"><text:span text:style-name="T1">| <text:s text:c="5"/>| <text:s text:c="9"/>| <text:s text:c="9"/>ecrire(Chaine);</text:span></text:p>
      <text:p text:style-name="P14"><text:span text:style-name="T1">| <text:s text:c="5"/>| <text:s text:c="10"/>Fin Si <text:s/></text:span></text:p>
      <text:p text:style-name="P7"><text:span text:style-name="T1">| <text:s text:c="5"/>|</text:span></text:p>
      <text:p text:style-name="P7"><text:span text:style-name="T1">| <text:s text:c="5"/>| <text:s text:c="2"/>propo = 0 ; <text:s text:c="4"/></text:span></text:p>
      <text:p text:style-name="P7"><text:span text:style-name="T5">|</text:span><text:span text:style-name="T1"> <text:s text:c="5"/>Fin SI</text:span></text:p>
      <text:p text:style-name="P7"><text:span text:style-name="T1">|</text:span></text:p>
      <text:p text:style-name="P7"><text:span text:style-name="T1">| <text:s text:c="8"/>Si (ereur != 0)</text:span></text:p>
      <text:p text:style-name="P14"><text:span text:style-name="T1">| <text:s text:c="5"/></text:span><text:span text:style-name="T5">|</text:span><text:span text:style-name="T1"> <text:s text:c="9"/>faire </text:span></text:p>
      <text:p text:style-name="P14"><text:span text:style-name="T1">| <text:s text:c="5"/>| <text:s text:c="10"/>Tant que(t &lt;= compteur) <text:s text:c="3"/></text:span></text:p>
      <text:p text:style-name="P7"><text:span text:style-name="T1">| <text:s text:c="5"/>|<text:tab/> <text:s text:c="14"/>| <text:s text:c="6"/>printf("%c ", memoir[t]);</text:span></text:p>
      <text:p text:style-name="P7"><text:span text:style-name="T1">| <text:s text:c="5"/>|<text:tab/> <text:s text:c="14"/>| <text:s text:c="6"/>t ++ ;</text:span></text:p>
      <text:p text:style-name="P7"><text:span text:style-name="T1">| <text:s text:c="5"/>|<text:tab/> <text:s text:c="14"/>| </text:span></text:p>
      <text:p text:style-name="P7"><text:span text:style-name="T1">| <text:s text:c="5"/>| <text:s text:c="10"/>Fin Tant Qu</text:span><text:span text:style-name="T5">e</text:span></text:p>
      <text:p text:style-name="P7"><text:span text:style-name="T1">| <text:s text:c="5"/>|<text:tab/> <text:s text:c="3"/></text:span></text:p>
      <text:p text:style-name="P7"><text:span text:style-name="T1">| <text:s text:c="5"/>| <text:s text:c="3"/>t = 0;</text:span></text:p>
      <text:p text:style-name="P7"><text:span text:style-name="T1">| <text:s text:c="4"/>Fin Si </text:span></text:p>
      <text:p text:style-name="P3"><text:span text:style-name="T1"><text:s text:c="8"/>FTQ</text:span></text:p>
      <text:p text:style-name="P3"><text:span text:style-name="T1"/></text:p>
      <text:p text:style-name="P3"><text:span text:style-name="T1"><text:s text:c="4"/>return ereur ; <text:s/>// retourne le nombre d'erreur</text:span></text:p>
      <text:p text:style-name="P1"/>
      <text:p text:style-name="P3"><text:span text:style-name="T9">FIN</text:span>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75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5T21:18:33.918000000</dc:date>
    <meta:editing-duration>PT13M46S</meta:editing-duration>
    <meta:editing-cycles>9</meta:editing-cycles>
    <meta:generator>LibreOffice/7.4.1.2$Windows_X86_64 LibreOffice_project/3c58a8f3a960df8bc8fd77b461821e42c061c5f0</meta:generator>
    <meta:document-statistic meta:table-count="0" meta:image-count="0" meta:object-count="0" meta:page-count="6" meta:paragraph-count="227" meta:word-count="1100" meta:character-count="6851" meta:non-whitespace-character-count="3127"/>
  </office:meta>
</office:document-meta>
</file>